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b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Documentação de Instalação: Linux Mint e Nginx</text:p>
      <text:p text:style-name="Standard"/>
      <text:p text:style-name="Standard">Parte 1: Instalando o Linux Mint</text:p>
      <text:p text:style-name="Standard"/>
      <text:p text:style-name="Standard">1. Baixar o Linux Mint</text:p>
      <text:p text:style-name="Standard"><text:s text:c="3"/>- Acesse o [site oficial do Linux Mint](https://linuxmint.com/download.php) e baixe a versão mais recente. Recomendado baixar a versão **Cinnamon** (mais popular) e selecionar a arquitetura (64-bit para a maioria dos PCs modernos).</text:p>
      <text:p text:style-name="Standard"/>
      <text:p text:style-name="Standard">2. Criar um USB de Boot</text:p>
      <text:p text:style-name="Standard"><text:s text:c="3"/>- Use uma ferramenta de gravação de ISO, como **Rufus** (para Windows) ou **Etcher** (disponível para Windows, macOS e Linux).</text:p>
      <text:p text:style-name="Standard"><text:s text:c="3"/>- Insira um pendrive (com pelo menos 4 GB) e selecione o arquivo ISO do Linux Mint baixado.</text:p>
      <text:p text:style-name="Standard"><text:s text:c="3"/>- Siga as instruções do programa para criar um USB inicializável.</text:p>
      <text:p text:style-name="Standard"/>
      <text:p text:style-name="Standard">3. Iniciar a Instalação</text:p>
      <text:p text:style-name="Standard"><text:s text:c="3"/>- Reinicie o computador e entre na **BIOS/UEFI** (geralmente pressionando `Esc`, `F2`, `F10`, `F12` ou `Del` durante a inicialização).</text:p>
      <text:p text:style-name="Standard"><text:s text:c="3"/>- Configure a inicialização para iniciar pelo USB.</text:p>
      <text:p text:style-name="Standard"><text:s text:c="3"/>- Selecione **Iniciar Linux Mint** no menu.</text:p>
      <text:p text:style-name="Standard"/>
      <text:p text:style-name="Standard">4. Executar a Instalação</text:p>
      <text:p text:style-name="Standard"><text:s text:c="3"/>- No ambiente ao vivo do Linux Mint, clique no ícone **Install Linux Mint** na área de trabalho.</text:p>
      <text:p text:style-name="Standard"><text:s text:c="3"/>- Escolha o idioma, layout de teclado e outras preferências regionais.</text:p>
      <text:p text:style-name="Standard"><text:s text:c="3"/>- Escolha o tipo de instalação:</text:p>
      <text:p text:style-name="Standard"><text:s text:c="5"/>- Se for instalar em um novo computador, selecione "Apagar disco e instalar o Linux Mint".</text:p>
      <text:p text:style-name="Standard"><text:s text:c="5"/>- Se você deseja manter outro sistema operacional, selecione "Instalar ao lado de outros sistemas operacionais".</text:p>
      <text:p text:style-name="Standard"><text:s text:c="3"/>- Siga as instruções e defina seu nome de usuário, senha e outras preferências.</text:p>
      <text:p text:style-name="Standard"><text:s text:c="3"/>- Após a instalação, reinicie o computador, remova o USB e faça login no sistema.</text:p>
      <text:p text:style-name="Standard"/>
      <text:p text:style-name="Standard"/>
      <text:p text:style-name="Standard"/>
      <text:p text:style-name="Standard">Parte 2: Instalando e Configurando o Nginx no Linux Mint</text:p>
      <text:p text:style-name="Standard"/>
      <text:p text:style-name="Standard">1. Atualizar o Sistema</text:p>
      <text:p text:style-name="Standard"/>
      <text:p text:style-name="Standard">Antes de instalar o Nginx, atualize a lista de pacotes para garantir que todas as versões estejam atualizadas:</text:p>
      <text:p text:style-name="Standard"/>
      <text:p text:style-name="Standard">```bash</text:p>
      <text:p text:style-name="Standard">sudo apt update</text:p>
      <text:p text:style-name="Standard">sudo apt upgrade -y</text:p>
      <text:p text:style-name="Standard">```</text:p>
      <text:p text:style-name="Standard"/>
      <text:p text:style-name="Standard"><text:span text:style-name="T1">2</text:span>. Instalar o Nginx</text:p>
      <text:p text:style-name="Standard"/>
      <text:p text:style-name="Standard">Execute o comando abaixo para instalar o Nginx no Linux Mint:</text:p>
      <text:p text:style-name="Standard"/>
      <text:p text:style-name="Standard">```bash</text:p>
      <text:p text:style-name="Standard"><text:soft-page-break/>sudo apt install nginx -y</text:p>
      <text:p text:style-name="Standard">```</text:p>
      <text:p text:style-name="Standard"/>
      <text:p text:style-name="Standard">3. Iniciar o Serviço Nginx</text:p>
      <text:p text:style-name="Standard"/>
      <text:p text:style-name="Standard">Para iniciar o servidor Nginx, use o seguinte comando:</text:p>
      <text:p text:style-name="Standard"/>
      <text:p text:style-name="Standard">```bash</text:p>
      <text:p text:style-name="Standard">sudo systemctl start nginx</text:p>
      <text:p text:style-name="Standard">```</text:p>
      <text:p text:style-name="Standard"/>
      <text:p text:style-name="Standard">Para garantir que o Nginx inicie automaticamente ao reiniciar o sistema, habilite o serviço com:</text:p>
      <text:p text:style-name="Standard"/>
      <text:p text:style-name="Standard">```bash</text:p>
      <text:p text:style-name="Standard">sudo systemctl enable nginx</text:p>
      <text:p text:style-name="Standard">```</text:p>
      <text:p text:style-name="Standard"/>
      <text:p text:style-name="Standard">4. Verificar o Status do Nginx</text:p>
      <text:p text:style-name="Standard"/>
      <text:p text:style-name="Standard">Para verificar se o Nginx está rodando corretamente, execute:</text:p>
      <text:p text:style-name="Standard"/>
      <text:p text:style-name="Standard">```bash</text:p>
      <text:p text:style-name="Standard">sudo systemctl status nginx</text:p>
      <text:p text:style-name="Standard">```</text:p>
      <text:p text:style-name="Standard"/>
      <text:p text:style-name="Standard">A resposta deve indicar que o serviço está **active (running)**.</text:p>
      <text:p text:style-name="Standard"/>
      <text:p text:style-name="Standard">5. Testar a Instalação</text:p>
      <text:p text:style-name="Standard"/>
      <text:p text:style-name="Standard">Abra um navegador web e digite `http://localhost` na barra de endereços. Se o Nginx estiver funcionando corretamente, você verá a página de boas-vindas padrão do Nginx.</text:p>
      <text:p text:style-name="Standard"/>
      <text:p text:style-name="Standard">6. Configurar o Firewall (Opcional)</text:p>
      <text:p text:style-name="Standard"/>
      <text:p text:style-name="Standard">Caso você tenha um firewall habilitado, é necessário liberar o acesso HTTP e HTTPS para o Nginx:</text:p>
      <text:p text:style-name="Standard"/>
      <text:p text:style-name="Standard">```bash</text:p>
      <text:p text:style-name="Standard">sudo ufw allow 'Nginx Full'</text:p>
      <text:p text:style-name="Standard">```</text:p>
      <text:p text:style-name="Standard"/>
      <text:p text:style-name="Standard">---</text:p>
      <text:p text:style-name="Standard"/>
      <text:p text:style-name="Standard">Passos Adicionais (Opcional)</text:p>
      <text:p text:style-name="Standard"/>
      <text:p text:style-name="Standard">Editar a Página Inicial</text:p>
      <text:p text:style-name="Standard"/>
      <text:p text:style-name="Standard">1. O arquivo da página inicial do Nginx está localizado em:</text:p>
      <text:p text:style-name="Standard"/>
      <text:p text:style-name="Standard"><text:s text:c="3"/>```bash</text:p>
      <text:p text:style-name="Standard"><text:s text:c="3"/>/var/www/html/index.nginx-debian.html</text:p>
      <text:p text:style-name="Standard"><text:s text:c="3"/>```Aqui está uma documentação detalhada para instalar o Linux Mint e, em seguida, configurar o servidor Nginx no sistema.</text:p>
      <text:p text:style-name="Standard"><text:soft-page-break/></text:p>
      <text:p text:style-name="Standard">Documentação de Instalação: Linux Mint e Nginx</text:p>
      <text:p text:style-name="Standard"/>
      <text:p text:style-name="Standard"><text:span text:style-name="T1">P</text:span>arte 1: Instalando o Linux Mint</text:p>
      <text:p text:style-name="Standard"/>
      <text:p text:style-name="Standard">1. Baixar o Linux Mint</text:p>
      <text:p text:style-name="Standard"><text:s text:c="3"/>- Acesse o [site oficial do Linux Mint](https://linuxmint.com/download.php) e baixe a versão mais recente. Recomendado baixar a versão **Cinnamon** (mais popular) e selecionar a arquitetura (64-bit para a maioria dos PCs modernos).</text:p>
      <text:p text:style-name="Standard"/>
      <text:p text:style-name="Standard">2. Criar um USB de Boot</text:p>
      <text:p text:style-name="Standard"><text:s text:c="3"/>- Use uma ferramenta de gravação de ISO, como **Rufus** (para Windows) ou **Etcher** (disponível para Windows, macOS e Linux).</text:p>
      <text:p text:style-name="Standard"><text:s text:c="3"/>- Insira um pendrive (com pelo menos 4 GB) e selecione o arquivo ISO do Linux Mint baixado.</text:p>
      <text:p text:style-name="Standard"><text:s text:c="3"/>- Siga as instruções do programa para criar um USB inicializável.</text:p>
      <text:p text:style-name="Standard"/>
      <text:p text:style-name="Standard">3. Iniciar a Instalação</text:p>
      <text:p text:style-name="Standard"><text:s text:c="3"/>- Reinicie o computador e entre na **BIOS/UEFI** (geralmente pressionando `Esc`, `F2`, `F10`, `F12` ou `Del` durante a inicialização).</text:p>
      <text:p text:style-name="Standard"><text:s text:c="3"/>- Configure a inicialização para iniciar pelo USB.</text:p>
      <text:p text:style-name="Standard"><text:s text:c="3"/>- Selecione **Iniciar Linux Mint** no menu.</text:p>
      <text:p text:style-name="Standard"/>
      <text:p text:style-name="Standard">4. Executar a Instalação</text:p>
      <text:p text:style-name="Standard"><text:s text:c="3"/>- No ambiente ao vivo do Linux Mint, clique no ícone **Install Linux Mint** na área de trabalho.</text:p>
      <text:p text:style-name="Standard"><text:s text:c="3"/>- Escolha o idioma, layout de teclado e outras preferências regionais.</text:p>
      <text:p text:style-name="Standard"><text:s text:c="3"/>- **Escolha o tipo de instalação**:</text:p>
      <text:p text:style-name="Standard"><text:s text:c="5"/>- Se for instalar em um novo computador, selecione "Apagar disco e instalar o Linux Mint".</text:p>
      <text:p text:style-name="Standard"><text:s text:c="5"/>- Se você deseja manter outro sistema operacional, selecione "Instalar ao lado de outros sistemas operacionais".</text:p>
      <text:p text:style-name="Standard"><text:s text:c="3"/>- Siga as instruções e defina seu nome de usuário, senha e outras preferências.</text:p>
      <text:p text:style-name="Standard"><text:s text:c="3"/>- Após a instalação, reinicie o computador, remova o USB e faça login no sistema.</text:p>
      <text:p text:style-name="Standard"/>
      <text:p text:style-name="Standard">---</text:p>
      <text:p text:style-name="Standard"/>
      <text:p text:style-name="Standard">Parte 2: Instalando e Configurando o Nginx no Linux Mint</text:p>
      <text:p text:style-name="Standard"/>
      <text:p text:style-name="Standard">1. Atualizar o Sistema</text:p>
      <text:p text:style-name="Standard"/>
      <text:p text:style-name="Standard">Antes de instalar o Nginx, atualize a lista de pacotes para garantir que todas as versões estejam atualizadas:</text:p>
      <text:p text:style-name="Standard"/>
      <text:p text:style-name="Standard">```bash</text:p>
      <text:p text:style-name="Standard">sudo apt update</text:p>
      <text:p text:style-name="Standard">sudo apt upgrade -y</text:p>
      <text:p text:style-name="Standard">```</text:p>
      <text:p text:style-name="Standard"/>
      <text:p text:style-name="Standard">2. Instalar o Nginx</text:p>
      <text:p text:style-name="Standard"/>
      <text:p text:style-name="Standard">Execute o comando abaixo para instalar o Nginx no Linux Mint:</text:p>
      <text:p text:style-name="Standard"/>
      <text:p text:style-name="Standard">```bash</text:p>
      <text:p text:style-name="Standard">sudo apt install nginx -y</text:p>
      <text:p text:style-name="Standard"><text:soft-page-break/>```</text:p>
      <text:p text:style-name="Standard"/>
      <text:p text:style-name="Standard">3. Iniciar o Serviço Nginx</text:p>
      <text:p text:style-name="Standard"/>
      <text:p text:style-name="Standard">Para iniciar o servidor Nginx, use o seguinte comando:</text:p>
      <text:p text:style-name="Standard"/>
      <text:p text:style-name="Standard">```bash</text:p>
      <text:p text:style-name="Standard">sudo systemctl start nginx</text:p>
      <text:p text:style-name="Standard">```</text:p>
      <text:p text:style-name="Standard"/>
      <text:p text:style-name="Standard">Para garantir que o Nginx inicie automaticamente ao reiniciar o sistema, habilite o serviço com:</text:p>
      <text:p text:style-name="Standard"/>
      <text:p text:style-name="Standard">```bash</text:p>
      <text:p text:style-name="Standard">sudo systemctl enable nginx</text:p>
      <text:p text:style-name="Standard">```</text:p>
      <text:p text:style-name="Standard"/>
      <text:p text:style-name="Standard">4. Verificar o Status do Nginx</text:p>
      <text:p text:style-name="Standard"/>
      <text:p text:style-name="Standard">Para verificar se o Nginx está rodando corretamente, execute:</text:p>
      <text:p text:style-name="Standard"/>
      <text:p text:style-name="Standard">```bash</text:p>
      <text:p text:style-name="Standard">sudo systemctl status nginx</text:p>
      <text:p text:style-name="Standard">```</text:p>
      <text:p text:style-name="Standard"/>
      <text:p text:style-name="Standard">A resposta deve indicar que o serviço está **active (running)**.</text:p>
      <text:p text:style-name="Standard"/>
      <text:p text:style-name="Standard">5. Testar a Instalação</text:p>
      <text:p text:style-name="Standard"/>
      <text:p text:style-name="Standard">Abra um navegador web e digite `http://localhost` na barra de endereços. Se o Nginx estiver funcionando corretamente, você verá a página de boas-vindas padrão do Nginx.</text:p>
      <text:p text:style-name="Standard"/>
      <text:p text:style-name="Standard">6. Configurar o Firewall (Opcional)</text:p>
      <text:p text:style-name="Standard"/>
      <text:p text:style-name="Standard">Caso você tenha um firewall habilitado, é necessário liberar o acesso HTTP e HTTPS para o Nginx:</text:p>
      <text:p text:style-name="Standard"/>
      <text:p text:style-name="Standard">```bash</text:p>
      <text:p text:style-name="Standard">sudo ufw allow 'Nginx Full'</text:p>
      <text:p text:style-name="Standard">```</text:p>
      <text:p text:style-name="Standard"/>
      <text:p text:style-name="Standard">Passos Adicionais (Opcional)</text:p>
      <text:p text:style-name="Standard"/>
      <text:p text:style-name="Standard">Editar a Página Inicial</text:p>
      <text:p text:style-name="Standard"/>
      <text:p text:style-name="Standard">1. O arquivo da página inicial do Nginx está localizado em:</text:p>
      <text:p text:style-name="Standard"/>
      <text:p text:style-name="Standard"><text:s text:c="3"/>```bash</text:p>
      <text:p text:style-name="Standard"><text:s text:c="3"/>/var/www/html/index.nginx-debian.html</text:p>
      <text:p text:style-name="Standard"><text:s text:c="3"/>```</text:p>
      <text:p text:style-name="Standard"/>
      <text:p text:style-name="Standard">2. Edite o arquivo para personalizar a página inicial usando o editor de sua preferência:</text:p>
      <text:p text:style-name="Standard"/>
      <text:p text:style-name="Standard"><text:s text:c="3"/>```bash</text:p>
      <text:p text:style-name="Standard"><text:soft-page-break/><text:s text:c="3"/>sudo nano /var/www/html/index.nginx-debian.html</text:p>
      <text:p text:style-name="Standard"><text:s text:c="3"/>```</text:p>
      <text:p text:style-name="Standard"/>
      <text:p text:style-name="Standard">3. Após editar, salve o arquivo e recarregue o Nginx para aplicar as alterações:</text:p>
      <text:p text:style-name="Standard"/>
      <text:p text:style-name="Standard"><text:s text:c="3"/>```bash</text:p>
      <text:p text:style-name="Standard"><text:s text:c="3"/>sudo systemctl reload nginx</text:p>
      <text:p text:style-name="Standard"><text:s text:c="3"/>```</text:p>
      <text:p text:style-name="Standard"/>
      <text:p text:style-name="Standard"/>
      <text:p text:style-name="Standard"/>
      <text:p text:style-name="Standard">Agora você tem o Linux Mint e o Nginx instalados e configurados!</text:p>
      <text:p text:style-name="Standard"/>
      <text:p text:style-name="Standard">2. Edite o arquivo para personalizar a página inicial usando o editor de sua preferência:</text:p>
      <text:p text:style-name="Standard"/>
      <text:p text:style-name="Standard"><text:s text:c="3"/>```bash</text:p>
      <text:p text:style-name="Standard"><text:s text:c="3"/>sudo nano /var/www/html/index.nginx-debian.html</text:p>
      <text:p text:style-name="Standard"><text:s text:c="3"/>```</text:p>
      <text:p text:style-name="Standard"/>
      <text:p text:style-name="Standard">3. Após editar, salve o arquivo e recarregue o Nginx para aplicar as alterações:</text:p>
      <text:p text:style-name="Standard"/>
      <text:p text:style-name="Standard"><text:s text:c="3"/>```bash</text:p>
      <text:p text:style-name="Standard"><text:s text:c="3"/>sudo systemctl reload nginx</text:p>
      <text:p text:style-name="Standard"><text:s text:c="3"/>```</text:p>
      <text:p text:style-name="Standard"/>
      <text:p text:style-name="Standard"/>
      <text:p text:style-name="Standard"/>
      <text:p text:style-name="Standard">Agora você tem o Linux Mint e o Nginx instalados e configurado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27:54.539179294</meta:creation-date>
    <dc:date>2024-11-01T10:31:29.015324424</dc:date>
    <meta:editing-duration>PT3M35S</meta:editing-duration>
    <meta:editing-cycles>1</meta:editing-cycles>
    <meta:document-statistic meta:table-count="0" meta:image-count="0" meta:object-count="0" meta:page-count="5" meta:paragraph-count="140" meta:word-count="1040" meta:character-count="6472" meta:non-whitespace-character-count="5426"/>
    <meta:generator>LibreOffice/24.2.6.2$Linux_X86_64 LibreOffice_project/420$Build-2</meta:generator>
  </office:meta>
</office:document-meta>
</file>